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2cm"/>
    </style:style>
    <style:style style:name="co2" style:family="table-column">
      <style:table-column-properties fo:break-before="auto" style:column-width="3.055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Nombre maximum d'éléments par type</text:p>
          </table:table-cell>
          <table:table-cell office:value-type="string">
            <text:p>Chargement (ms)</text:p>
          </table:table-cell>
          <table:table-cell office:value-type="string">
            <text:p>Lecture (ms)</text:p>
          </table:table-cell>
          <table:table-cell office:value-type="string">
            <text:p>Total (ms)</text:p>
          </table:table-cell>
        </table:table-row>
        <table:table-row table:style-name="ro2">
          <table:table-cell/>
          <table:table-cell office:value-type="string">
            <text:p>loadXML</text:p>
          </table:table-cell>
          <table:table-cell office:value-type="string">
            <text:p>readXML</text:p>
          </table:table-cell>
          <table:table-cell office:value-type="string">
            <text:p>executeImport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50">
            <text:p>650</text:p>
          </table:table-cell>
          <table:table-cell table:style-name="ce1" office:value-type="float" office:value="674">
            <text:p>674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319">
            <text:p>1319</text:p>
          </table:table-cell>
          <table:table-cell table:style-name="ce1" office:value-type="float" office:value="1354">
            <text:p>1354</text:p>
          </table:table-cell>
        </table:table-row>
        <table:table-row table:style-name="ro1">
          <table:table-cell table:style-name="ce1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1839">
            <text:p>1839</text:p>
          </table:table-cell>
          <table:table-cell office:value-type="float" office:value="1871">
            <text:p>1871</text:p>
          </table:table-cell>
        </table:table-row>
        <table:table-row table:style-name="ro1">
          <table:table-cell table:style-name="ce1"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3822">
            <text:p>3822</text:p>
          </table:table-cell>
          <table:table-cell office:value-type="float" office:value="3867">
            <text:p>3867</text:p>
          </table:table-cell>
        </table:table-row>
        <table:table-row table:style-name="ro1">
          <table:table-cell table:style-name="ce1"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7170">
            <text:p>7170</text:p>
          </table:table-cell>
          <table:table-cell office:value-type="float" office:value="7209">
            <text:p>7209</text:p>
          </table:table-cell>
        </table:table-row>
        <table:table-row table:style-name="ro1">
          <table:table-cell table:style-name="ce1"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24">
            <text:p>10024</text:p>
          </table:table-cell>
          <table:table-cell office:value-type="float" office:value="10062">
            <text:p>10062</text:p>
          </table:table-cell>
        </table:table-row>
        <table:table-row table:style-name="ro1">
          <table:table-cell table:style-name="ce1" office:value-type="float" office:value="150">
            <text:p>150</text:p>
          </table:table-cell>
          <table:table-cell office:value-type="float" office:value="39">
            <text:p>39</text:p>
          </table:table-cell>
          <table:table-cell office:value-type="float" office:value="16347">
            <text:p>16347</text:p>
          </table:table-cell>
          <table:table-cell office:value-type="float" office:value="16387">
            <text:p>1638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>
            <draw:frame table:end-cell-address="Sheet1.I40" table:end-x="1.231cm" table:end-y="0.299cm" draw:z-index="0" draw:style-name="gr1" svg:width="24.51cm" svg:height="11.495cm" svg:x="3.105cm" svg:y="0.227cm">
              <draw:object draw:notify-on-update-of-ranges="Sheet1.A4:Sheet1.A10 Sheet1.B4:Sheet1.B10 Sheet1.C4:Sheet1.C10 Sheet1.D4:Sheet1.D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655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1">01/12/2008</text:date>, <text:time>10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enjamin CHEVALLEREAU</meta:initial-creator>
    <meta:creation-date>2008-12-01T09:41:52</meta:creation-date>
    <dc:date>2008-12-01T10:27:08</dc:date>
    <dc:creator>Benjamin CHEVALLEREAU</dc:creator>
    <meta:editing-duration>PT00H14M55S</meta:editing-duration>
    <meta:editing-cycles>2</meta:editing-cycles>
    <meta:generator>OpenOffice.org/3.0$Unix OpenOffice.org_project/300m9$Build-9358</meta:generator>
    <meta:document-statistic meta:table-count="3" meta:cell-count="3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tacked="true" chart:spline-order="3" chart:sort-by-x-values="true" chart:right-angled-axes="true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4.511cm" svg:height="11.496cm" chart:class="chart:line" chart:style-name="ch1">
        <chart:legend chart:legend-position="end" svg:x="22.089cm" svg:y="5.06cm" chart:style-name="ch2"/>
        <chart:plot-area chart:style-name="ch3" table:cell-range-address="Sheet1.A4:Sheet1.D10" chart:data-source-has-labels="column" svg:x="0.49cm" svg:y="0.229cm" svg:width="21.11cm" svg:height="10.809cm">
          <chart:axis chart:dimension="x" chart:name="primary-x" chart:style-name="ch4">
            <chart:categories table:cell-range-address="Sheet1.A4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10" chart:class="chart:line">
            <chart:data-point chart:repeated="7"/>
          </chart:series>
          <chart:series chart:style-name="ch8" chart:values-cell-range-address="Sheet1.C4:Sheet1.C10" chart:class="chart:line">
            <chart:data-point chart:repeated="7"/>
          </chart:series>
          <chart:series chart:style-name="ch9" chart:values-cell-range-address="Sheet1.D4:Sheet1.D10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Sheet1.A4:Sheet1.A10">5</text:p>
              </table:table-cell>
              <table:table-cell office:value-type="float" office:value="23">
                <text:p text:id="Sheet1.B4:Sheet1.B10">23</text:p>
              </table:table-cell>
              <table:table-cell office:value-type="float" office:value="650">
                <text:p text:id="Sheet1.C4:Sheet1.C10">650</text:p>
              </table:table-cell>
              <table:table-cell office:value-type="float" office:value="674">
                <text:p text:id="Sheet1.D4:Sheet1.D10">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319">
                <text:p>1319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839">
                <text:p>1839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822">
                <text:p>3822</text:p>
              </table:table-cell>
              <table:table-cell office:value-type="float" office:value="3867">
                <text:p>3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">
                <text:p>39</text:p>
              </table:table-cell>
              <table:table-cell office:value-type="float" office:value="7170">
                <text:p>7170</text:p>
              </table:table-cell>
              <table:table-cell office:value-type="float" office:value="7209">
                <text:p>72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">
                <text:p>37</text:p>
              </table:table-cell>
              <table:table-cell office:value-type="float" office:value="10024">
                <text:p>10024</text:p>
              </table:table-cell>
              <table:table-cell office:value-type="float" office:value="10062">
                <text:p>100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">
                <text:p>39</text:p>
              </table:table-cell>
              <table:table-cell office:value-type="float" office:value="16347">
                <text:p>16347</text:p>
              </table:table-cell>
              <table:table-cell office:value-type="float" office:value="16387">
                <text:p>163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